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1" svg:font-family="'Segoe UI'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40e87" officeooo:paragraph-rsid="00140e87"/>
    </style:style>
    <style:style style:name="P2" style:family="paragraph" style:parent-style-name="Standard">
      <style:text-properties style:font-name="Liberation Serif1" officeooo:rsid="00131e50" officeooo:paragraph-rsid="001f3ad1"/>
    </style:style>
    <style:style style:name="P3" style:family="paragraph" style:parent-style-name="Standard">
      <style:text-properties fo:color="#000000" style:font-name="Arial1" fo:font-size="12pt" fo:font-weight="normal" officeooo:rsid="000b09f7" officeooo:paragraph-rsid="000b09f7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1" fo:font-size="12pt" fo:font-weight="normal" officeooo:rsid="000b09f7" officeooo:paragraph-rsid="000e2d76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Arial1" fo:font-size="12pt" fo:font-weight="normal" officeooo:rsid="000b09f7" officeooo:paragraph-rsid="0015040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Arial1" fo:font-size="12pt" fo:font-weight="normal" officeooo:rsid="00109b8b" officeooo:paragraph-rsid="000b09f7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69b4" style:font-name="Arial1" fo:font-size="12pt" fo:font-weight="bold" officeooo:rsid="000b09f7" officeooo:paragraph-rsid="000b09f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1" fo:font-size="12pt" officeooo:rsid="000b09f7" officeooo:paragraph-rsid="000b09f7" style:font-size-asian="12pt" style:font-size-complex="12pt"/>
    </style:style>
    <style:style style:name="P9" style:family="paragraph" style:parent-style-name="Standard">
      <style:text-properties style:font-name="Arial1" fo:font-size="12pt" officeooo:rsid="00131e50" officeooo:paragraph-rsid="00131e50" style:font-size-asian="12pt" style:font-size-complex="12pt"/>
    </style:style>
    <style:style style:name="P10" style:family="paragraph" style:parent-style-name="Standard">
      <style:text-properties style:font-name="Arial1" fo:font-size="12pt" fo:font-weight="bold" officeooo:rsid="000b09f7" officeooo:paragraph-rsid="000b09f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11pt" officeooo:rsid="000b09f7" officeooo:paragraph-rsid="000b09f7" style:font-size-asian="11pt" style:font-size-complex="11pt"/>
    </style:style>
    <style:style style:name="P12" style:family="paragraph" style:parent-style-name="Standard">
      <style:text-properties fo:color="#f37b70" style:font-name="Segoe UI" fo:font-size="12pt" fo:font-weight="normal" officeooo:rsid="00204a04" officeooo:paragraph-rsid="0022a93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Segoe UI" fo:font-size="12pt" officeooo:rsid="000b09f7" officeooo:paragraph-rsid="00127e9e" style:font-size-asian="12pt" style:font-size-complex="12pt"/>
    </style:style>
    <style:style style:name="P14" style:family="paragraph" style:parent-style-name="Standard">
      <style:text-properties style:font-name="Segoe UI" fo:font-size="12pt" officeooo:rsid="00131e50" officeooo:paragraph-rsid="00131e50" style:font-size-asian="12pt" style:font-size-complex="12pt"/>
    </style:style>
    <style:style style:name="P15" style:family="paragraph" style:parent-style-name="Standard">
      <style:text-properties style:font-name="Segoe UI" fo:font-size="13pt" fo:font-weight="bold" officeooo:rsid="000b09f7" officeooo:paragraph-rsid="000b09f7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Segoe UI" fo:font-size="11pt" officeooo:rsid="00131e50" officeooo:paragraph-rsid="00131e50" style:font-size-asian="11pt" style:font-size-complex="11pt"/>
    </style:style>
    <style:style style:name="P17" style:family="paragraph" style:parent-style-name="Standard">
      <style:text-properties style:font-name="Segoe UI" fo:font-size="11pt" officeooo:rsid="00131e50" officeooo:paragraph-rsid="001d065b" style:font-size-asian="11pt" style:font-size-complex="11pt"/>
    </style:style>
    <style:style style:name="P18" style:family="paragraph" style:parent-style-name="Standard">
      <style:text-properties style:font-name="Segoe UI" fo:font-size="11pt" officeooo:rsid="00131e50" officeooo:paragraph-rsid="00228975" style:font-size-asian="11pt" style:font-size-complex="11pt"/>
    </style:style>
    <style:style style:name="P19" style:family="paragraph" style:parent-style-name="Standard">
      <style:text-properties style:font-name="Segoe UI" fo:font-size="11pt" officeooo:rsid="001c1709" officeooo:paragraph-rsid="00228975" style:font-size-asian="11pt" style:font-size-complex="11pt"/>
    </style:style>
    <style:style style:name="P20" style:family="paragraph" style:parent-style-name="Standard">
      <style:text-properties fo:color="#000000" style:font-name="Segoe UI" fo:font-size="12pt" fo:font-weight="normal" officeooo:rsid="000b09f7" officeooo:paragraph-rsid="000b09f7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Segoe UI" fo:font-size="12pt" fo:font-weight="normal" officeooo:rsid="000b09f7" officeooo:paragraph-rsid="00150407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Segoe UI" fo:font-size="12pt" fo:font-weight="normal" officeooo:rsid="000e2d76" officeooo:paragraph-rsid="00109b8b" style:font-size-asian="12pt" style:font-weight-asian="normal" style:font-size-complex="12pt" style:font-weight-complex="normal"/>
    </style:style>
    <style:style style:name="T1" style:family="text">
      <style:text-properties officeooo:rsid="000e2d76"/>
    </style:style>
    <style:style style:name="T2" style:family="text">
      <style:text-properties officeooo:rsid="000b09f7"/>
    </style:style>
    <style:style style:name="T3" style:family="text">
      <style:text-properties officeooo:rsid="000ec2af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09b8b" style:font-weight-asian="normal" style:font-weight-complex="normal"/>
    </style:style>
    <style:style style:name="T6" style:family="text">
      <style:text-properties fo:color="#000000" fo:font-weight="normal" officeooo:rsid="00127e9e" style:font-weight-asian="normal" style:font-weight-complex="normal"/>
    </style:style>
    <style:style style:name="T7" style:family="text">
      <style:text-properties fo:color="#000000" fo:font-weight="normal" officeooo:rsid="0018ba91" style:font-weight-asian="normal" style:font-weight-complex="normal"/>
    </style:style>
    <style:style style:name="T8" style:family="text">
      <style:text-properties fo:color="#000000" style:font-name="Arial1" fo:font-size="12pt" style:font-size-asian="12pt" style:font-size-complex="12pt"/>
    </style:style>
    <style:style style:name="T9" style:family="text">
      <style:text-properties fo:color="#000000" style:font-name="Arial1" fo:font-size="12pt" officeooo:rsid="0018ba91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officeooo:rsid="0018ba91" style:font-size-asian="12pt" style:font-size-complex="12pt"/>
    </style:style>
    <style:style style:name="T12" style:family="text">
      <style:text-properties fo:color="#000000" style:font-name="Segoe UI"/>
    </style:style>
    <style:style style:name="T13" style:family="text">
      <style:text-properties fo:color="#000000" style:font-name="Segoe UI" fo:font-size="12pt" style:font-size-asian="12pt" style:font-size-complex="12pt"/>
    </style:style>
    <style:style style:name="T14" style:family="text">
      <style:text-properties fo:color="#000000" style:font-name="Segoe UI" fo:font-size="12pt" officeooo:rsid="0018ba91" style:font-size-asian="12pt" style:font-size-complex="12pt"/>
    </style:style>
    <style:style style:name="T15" style:family="text">
      <style:text-properties fo:color="#000000" style:font-name="Segoe UI" officeooo:rsid="0018ba91"/>
    </style:style>
    <style:style style:name="T16" style:family="text">
      <style:text-properties fo:color="#ff1493" style:font-name="Arial1" fo:font-size="12pt" style:font-size-asian="12pt" style:font-size-complex="12pt"/>
    </style:style>
    <style:style style:name="T17" style:family="text">
      <style:text-properties fo:color="#ff1493" fo:font-size="12pt" style:font-size-asian="12pt" style:font-size-complex="12pt"/>
    </style:style>
    <style:style style:name="T18" style:family="text">
      <style:text-properties fo:color="#ff1493" style:font-name="Segoe UI"/>
    </style:style>
    <style:style style:name="T19" style:family="text">
      <style:text-properties fo:color="#ff1493" style:font-name="Segoe UI" fo:font-size="12pt" style:font-size-asian="12pt" style:font-size-complex="12pt"/>
    </style:style>
    <style:style style:name="T20" style:family="text">
      <style:text-properties officeooo:rsid="00140e87"/>
    </style:style>
    <style:style style:name="T21" style:family="text">
      <style:text-properties officeooo:rsid="00150407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style:font-name="Arial1" fo:font-size="12pt" officeooo:rsid="000b09f7" style:font-size-asian="12pt" style:font-size-complex="12pt"/>
    </style:style>
    <style:style style:name="T24" style:family="text">
      <style:text-properties style:font-name="Arial1" fo:font-size="11pt" style:font-size-asian="11pt" style:font-size-complex="11pt"/>
    </style:style>
    <style:style style:name="T25" style:family="text">
      <style:text-properties officeooo:rsid="0018ba91"/>
    </style:style>
    <style:style style:name="T26" style:family="text">
      <style:text-properties officeooo:rsid="001a0020"/>
    </style:style>
    <style:style style:name="T27" style:family="text">
      <style:text-properties fo:color="#5e8ac7" style:font-name="Arial1" fo:font-size="12pt" style:font-size-asian="12pt" style:font-size-complex="12pt"/>
    </style:style>
    <style:style style:name="T28" style:family="text">
      <style:text-properties fo:color="#5e8ac7" style:font-name="Arial1" fo:font-size="11pt" style:font-size-asian="11pt" style:font-size-complex="11pt"/>
    </style:style>
    <style:style style:name="T29" style:family="text">
      <style:text-properties fo:color="#5e8ac7" fo:font-size="12pt" style:font-size-asian="12pt" style:font-size-complex="12pt"/>
    </style:style>
    <style:style style:name="T30" style:family="text">
      <style:text-properties fo:color="#5e8ac7" style:font-name="Segoe UI"/>
    </style:style>
    <style:style style:name="T31" style:family="text">
      <style:text-properties fo:color="#5e8ac7" style:font-name="Segoe UI" fo:font-size="12pt" style:font-size-asian="12pt" style:font-size-complex="12pt"/>
    </style:style>
    <style:style style:name="T32" style:family="text">
      <style:text-properties fo:color="#5e8ac7" style:font-name="Segoe UI" fo:font-size="11pt" style:font-size-asian="11pt" style:font-size-complex="11pt"/>
    </style:style>
    <style:style style:name="T33" style:family="text">
      <style:text-properties fo:color="#5e8ac7" fo:font-size="11pt" style:font-size-asian="11pt" style:font-size-complex="11pt"/>
    </style:style>
    <style:style style:name="T34" style:family="text">
      <style:text-properties officeooo:rsid="001d065b"/>
    </style:style>
    <style:style style:name="T35" style:family="text">
      <style:text-properties style:font-name="Arial"/>
    </style:style>
    <style:style style:name="T36" style:family="text">
      <style:text-properties style:font-name="Arial" officeooo:rsid="001d065b"/>
    </style:style>
    <style:style style:name="T37" style:family="text">
      <style:text-properties style:font-name="Arial" officeooo:rsid="001c1709"/>
    </style:style>
    <style:style style:name="T38" style:family="text">
      <style:text-properties officeooo:rsid="001c1709"/>
    </style:style>
    <style:style style:name="T39" style:family="text">
      <style:text-properties fo:color="#f37b70" style:font-name="Arial1" fo:font-size="11pt" style:font-size-asian="11pt" style:font-size-complex="11pt"/>
    </style:style>
    <style:style style:name="T40" style:family="text">
      <style:text-properties fo:color="#f37b70" style:font-name="Arial1" fo:font-size="11pt" officeooo:rsid="00140e87" style:font-size-asian="11pt" style:font-size-complex="11pt"/>
    </style:style>
    <style:style style:name="T41" style:family="text">
      <style:text-properties fo:color="#f37b70" officeooo:rsid="002146f8"/>
    </style:style>
    <style:style style:name="T42" style:family="text">
      <style:text-properties fo:color="#f37b70" officeooo:rsid="00140e87"/>
    </style:style>
    <style:style style:name="T43" style:family="text">
      <style:text-properties fo:color="#f37b70" fo:font-size="11pt" style:font-size-asian="11pt" style:font-size-complex="11pt"/>
    </style:style>
    <style:style style:name="T44" style:family="text">
      <style:text-properties fo:color="#f37b70" fo:font-size="11pt" officeooo:rsid="00140e87" style:font-size-asian="11pt" style:font-size-complex="11pt"/>
    </style:style>
    <style:style style:name="T45" style:family="text">
      <style:text-properties fo:color="#f37b70" style:font-name="Segoe UI" fo:font-size="11pt" style:font-size-asian="11pt" style:font-size-complex="11pt"/>
    </style:style>
    <style:style style:name="T46" style:family="text">
      <style:text-properties fo:color="#f37b70" style:font-name="Segoe UI" fo:font-size="11pt" officeooo:rsid="00140e87" style:font-size-asian="11pt" style:font-size-complex="11pt"/>
    </style:style>
    <style:style style:name="T47" style:family="text">
      <style:text-properties fo:color="#f37b70" style:font-name="Segoe UI" officeooo:rsid="00140e87"/>
    </style:style>
    <style:style style:name="T48" style:family="text">
      <style:text-properties fo:color="#f37b70" style:font-name="Segoe UI" fo:font-size="12pt" officeooo:rsid="00140e87" style:font-size-asian="12pt" style:font-size-complex="12pt"/>
    </style:style>
    <style:style style:name="T49" style:family="text">
      <style:text-properties fo:color="#00b274" style:font-name="Segoe UI" fo:font-size="10.5pt" officeooo:rsid="0037f84c" style:font-size-asian="10.5pt" style:font-name-complex="Liberation Sans1" style:font-size-complex="10.5pt"/>
    </style:style>
    <style:style style:name="T50" style:family="text">
      <style:text-properties fo:color="#00b274" style:font-name="Segoe UI" fo:font-size="10.5pt" officeooo:rsid="00336c48" style:font-size-asian="10.5pt" style:font-name-complex="Liberation Sans1" style:font-size-complex="10.5pt"/>
    </style:style>
    <style:style style:name="T51" style:family="text">
      <style:text-properties fo:color="#00b274" style:font-name="Segoe UI" fo:font-size="10.5pt" officeooo:rsid="0039c62c" style:font-size-asian="10.5pt" style:font-name-complex="Liberation Sans1" style:font-size-complex="10.5pt"/>
    </style:style>
    <style:style style:name="T52" style:family="text">
      <style:text-properties fo:color="#00b274" style:font-name="Segoe UI" fo:font-size="10.5pt" officeooo:rsid="0022a932" style:font-size-asian="10.5pt" style:font-name-complex="Liberation Sans1" style:font-size-complex="10.5pt"/>
    </style:style>
    <style:style style:name="T53" style:family="text">
      <style:text-properties fo:color="#00b274" style:font-name="Segoe UI1" fo:font-size="10.5pt" officeooo:rsid="0022a932" style:font-size-asian="10.5pt" style:font-name-complex="Liberation Sans1" style:font-size-complex="10.5pt"/>
    </style:style>
    <style:style style:name="T54" style:family="text">
      <style:text-properties fo:color="#00b274" fo:font-size="10.5pt" officeooo:rsid="00336c48" style:font-size-asian="10.5pt" style:font-name-complex="Liberation Sans1" style:font-size-complex="10.5pt"/>
    </style:style>
    <style:style style:name="T55" style:family="text">
      <style:text-properties fo:color="#00b274" fo:font-size="10.5pt" officeooo:rsid="0037f84c" style:font-size-asian="10.5pt" style:font-name-complex="Liberation Sans1" style:font-size-complex="10.5pt"/>
    </style:style>
    <style:style style:name="T56" style:family="text">
      <style:text-properties fo:color="#00b274" fo:font-size="10.5pt" officeooo:rsid="0022a932" style:font-size-asian="10.5pt" style:font-name-complex="Liberation Sans1" style:font-size-complex="10.5pt"/>
    </style:style>
    <style:style style:name="T57" style:family="text">
      <style:text-properties fo:color="#00b274" fo:font-size="10.5pt" officeooo:rsid="0039c62c" style:font-size-asian="10.5pt" style:font-name-complex="Liberation Sans1" style:font-size-complex="10.5pt"/>
    </style:style>
    <style:style style:name="T58" style:family="text">
      <style:text-properties fo:color="#00b274" officeooo:rsid="00336c48" style:font-name-complex="Liberation Sans1"/>
    </style:style>
    <style:style style:name="T59" style:family="text">
      <style:text-properties fo:color="#00b274" officeooo:rsid="0037f84c" style:font-name-complex="Liberation Sans1"/>
    </style:style>
    <style:style style:name="T60" style:family="text">
      <style:text-properties fo:color="#00b274" officeooo:rsid="0022a932" style:font-name-complex="Liberation Sans1"/>
    </style:style>
    <style:style style:name="T61" style:family="text">
      <style:text-properties fo:color="#00b274" officeooo:rsid="0039c62c" style:font-name-complex="Liberation Sans1"/>
    </style:style>
    <style:style style:name="T62" style:family="text">
      <style:text-properties fo:color="#ef413d" style:font-name="Segoe UI" fo:font-size="10.5pt" officeooo:rsid="0037f84c" style:font-size-asian="10.5pt" style:font-name-complex="Liberation Sans1" style:font-size-complex="10.5pt"/>
    </style:style>
    <style:style style:name="T63" style:family="text">
      <style:text-properties fo:color="#ef413d" fo:font-size="10.5pt" officeooo:rsid="0037f84c" style:font-size-asian="10.5pt" style:font-name-complex="Liberation Sans1" style:font-size-complex="10.5pt"/>
    </style:style>
    <style:style style:name="T64" style:family="text">
      <style:text-properties fo:color="#ef413d" officeooo:rsid="0037f84c" style:font-name-complex="Liberation Sans1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0b09f7" style:font-size-asian="12pt" style:font-size-complex="12pt"/>
    </style:style>
    <style:style style:name="T67" style:family="text">
      <style:text-properties style:font-name="Segoe UI"/>
    </style:style>
    <style:style style:name="T68" style:family="text">
      <style:text-properties style:font-name="Segoe UI" fo:font-size="12pt" style:font-size-asian="12pt" style:font-size-complex="12pt"/>
    </style:style>
    <style:style style:name="T69" style:family="text">
      <style:text-properties style:font-name="Segoe UI" fo:font-size="12pt" officeooo:rsid="000b09f7" style:font-size-asian="12pt" style:font-size-complex="12pt"/>
    </style:style>
    <style:style style:name="T70" style:family="text">
      <style:text-properties style:font-name="Segoe UI" officeooo:rsid="000b09f7"/>
    </style:style>
    <style:style style:name="T71" style:family="text">
      <style:text-properties style:font-name="Segoe UI" fo:font-size="11pt" style:font-size-asian="11pt" style:font-size-complex="11pt"/>
    </style:style>
    <style:style style:name="T72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15">Preporuka za Farkaš Ingrid</text:p>
      <text:p text:style-name="P10"/>
      <text:p text:style-name="P10"/>
      <text:p text:style-name="P10"/>
      <text:p text:style-name="P20">Ovu preporuku pišem za Farkaš Ingrid, koja je konkurisala za posao Web <text:span text:style-name="T41">(Java ??????)</text:span> Developer-<text:span text:style-name="T26">a</text:span> ( Programer<text:span text:style-name="T26">a</text:span> ).</text:p>
      <text:p text:style-name="P3"/>
      <text:p text:style-name="P20">Poznajem Ingrid o<text:span text:style-name="T21">ko</text:span> <text:span text:style-name="T21">dve </text:span>godin<text:span text:style-name="T21">e</text:span> kao <text:span text:style-name="T34">predavač</text:span>. Predavao sam Ingrid dva kursa: Napredna Java i Oracle <text:span text:style-name="T34">APEX</text:span>.</text:p>
      <text:p text:style-name="P3"/>
      <text:p text:style-name="P21"><text:span text:style-name="T21">U</text:span> oba kursa Ingrid je veoma marljivo studirala, uvek je na vreme uradila zadatke i trudila se da postigne najbolji rezultat. Na času je bila veoma aktivna, postavljala je puno pitanja i aktivno je <text:span text:style-name="T1">u</text:span>č<text:span text:style-name="T1">estvovala u razmeni mi</text:span>š<text:span text:style-name="T1">ljenja. Pored toga ona se uvek trudila da nau</text:span>č<text:span text:style-name="T1">i i da uradi mnogo vi</text:span>š<text:span text:style-name="T1">e nego </text:span>š<text:span text:style-name="T1">to sam od nje o</text:span>č<text:span text:style-name="T1">ekivao. </text:span></text:p>
      <text:p text:style-name="P5"/>
      <text:p text:style-name="P12"><text:span text:style-name="T58">Posle završetka kursa Ingrid je radila na dva hobi projekta </text:span><text:span text:style-name="T59">jer je htela da primeni svoje znanje u praksi i da vidi sitne detalje i probleme do kojih dolazi prilikom primene tog znanja </text:span><text:span text:style-name="T64">( some other reference I da stekne jos temeljnije znanje u toj oblasti)</text:span><text:span text:style-name="T59">. Mislim da je ona veoma telentovana u oblasti programiranja </text:span><text:span text:style-name="T60">i</text:span><text:span text:style-name="T59"> baza podataka, da ima veoma temeljno znanje u toj oblasti </text:span><text:span text:style-name="T60">i</text:span><text:span text:style-name="T59"> da </text:span><text:span text:style-name="T60">ć</text:span><text:span text:style-name="T59">e ona biti veoma </text:span><text:span text:style-name="T61">uspe</text:span><text:span text:style-name="T60">š</text:span><text:span text:style-name="T61">an programer koji u</text:span><text:span text:style-name="T60">ž</text:span><text:span text:style-name="T61">iva da radi samostalno kao </text:span><text:span text:style-name="T60">i</text:span><text:span text:style-name="T61"> deo tima.</text:span><text:span text:style-name="T59"> </text:span></text:p>
      <text:p text:style-name="P4"/>
      <text:p text:style-name="P22">Mislim da <text:span text:style-name="T2">ć</text:span>e Ingrid biti odli<text:span text:style-name="T2">č</text:span>an dodatak Va<text:span text:style-name="T2">š</text:span>oj kompaniji. Ona <text:span text:style-name="T25">poseduje</text:span> veoma temeljno znanje u oblasti programiranja i baza podataka, <text:span text:style-name="T3">veoma je precizna, obraća puno pažnje na detalje i ima veoma dobar logičan pristup rešavanju problema. Ona je veoma samostalna ali takođe uživa da radi kao deo tima.</text:span></text:p>
      <text:p text:style-name="P6"/>
      <text:p text:style-name="P13"><text:span text:style-name="T5">Na </text:span><text:span text:style-name="T4">č</text:span><text:span text:style-name="T5">asu je pokazala da je veoma inteligentna i sposobna studentkinja sa velikim potencijalom. </text:span><text:span text:style-name="T6">Ona je uvek bila jedna od najboljih studenata u </text:span><text:span text:style-name="T4">š</text:span><text:span text:style-name="T6">koli. </text:span><text:span text:style-name="T7">S</text:span><text:span text:style-name="T6">iguran </text:span><text:span text:style-name="T7">sam </text:span><text:span text:style-name="T6">da </text:span><text:span text:style-name="T4">ć</text:span><text:span text:style-name="T6">e Ingrid biti veoma uspe</text:span><text:span text:style-name="T4">š</text:span><text:span text:style-name="T6">na u profesiji programera.</text:span></text:p>
      <text:p text:style-name="P8"/>
      <text:p text:style-name="P2"><text:span text:style-name="T68">Siguran sam da </text:span><text:span text:style-name="T69">ć</text:span><text:span text:style-name="T68">e Ingrid biti veoma uspe</text:span><text:span text:style-name="T69">š</text:span><text:span text:style-name="T68">an i vredan dodatak Va</text:span><text:span text:style-name="T69">š</text:span><text:span text:style-name="T68">oj organizaciji. Dao bih joj najbolju preporuku. Ako imate bilo kakvih pitanja molim Vas slobodno stupite u kontakt sa mnom telefonom ( (069) 446 - 6046 ) </text:span><text:span text:style-name="T13">ili emailom (</text:span><text:span text:style-name="T19"> </text:span><text:a xlink:type="simple" xlink:href="mailto:vladimir.lalovic@digimed.rs" text:style-name="Internet_20_link" text:visited-style-name="Visited_20_Internet_20_Link"><text:span text:style-name="T31">vladimir.lalovic@digimed.rs</text:span></text:a><text:span text:style-name="T19"> </text:span><text:span text:style-name="T48">???????</text:span><text:span text:style-name="T14">)</text:span><text:span text:style-name="T68">.</text:span></text:p>
      <text:p text:style-name="P14"/>
      <text:p text:style-name="P9"/>
      <text:p text:style-name="P14">Sa po<text:span text:style-name="T2">š</text:span>tovanjem,</text:p>
      <text:p text:style-name="P14"/>
      <text:p text:style-name="P14"/>
      <text:p text:style-name="P14"/>
      <text:p text:style-name="P14"/>
      <text:p text:style-name="P16">Vladimir Lalović</text:p>
      <text:p text:style-name="P17">Pr<text:span text:style-name="T38">edavač</text:span></text:p>
      <text:p text:style-name="P19">Digimed d.o.o. <text:span text:style-name="T42">???????</text:span></text:p>
      <text:p text:style-name="P19">Cara Lazara 7 <text:span text:style-name="T42">???????</text:span></text:p>
      <text:p text:style-name="P18"><text:soft-page-break/>1<text:span text:style-name="T38">9210</text:span> B<text:span text:style-name="T38">or </text:span><text:span text:style-name="T42">???????</text:span></text:p>
      <text:p text:style-name="P16"/>
      <text:p text:style-name="P18">Mobilni: (069) <text:span text:style-name="T20">446 – 6046 </text:span><text:span text:style-name="T42">???????</text:span></text:p>
      <text:p text:style-name="P1"><text:span text:style-name="T71">Email: <text:s/></text:span><text:a xlink:type="simple" xlink:href="mailto:vladimir.lalovic@digimed.rs" text:style-name="Internet_20_link" text:visited-style-name="Visited_20_Internet_20_Link"><text:span text:style-name="T67">vladimir.lalovic@digimed.rs</text:span></text:a><text:span text:style-name="T32"> </text:span><text:span text:style-name="T45">???????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1" svg:font-family="'Segoe UI'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3:14:01.594000000</meta:creation-date>
    <dc:date>2022-03-17T19:45:18.890000000</dc:date>
    <meta:editing-duration>PT2H29M33S</meta:editing-duration>
    <meta:editing-cycles>21</meta:editing-cycles>
    <meta:generator>LibreOffice/5.4.7.2$Windows_X86_64 LibreOffice_project/c838ef25c16710f8838b1faec480ebba495259d0</meta:generator>
    <meta:print-date>2018-08-08T23:54:27.136000000</meta:print-date>
    <meta:document-statistic meta:table-count="0" meta:image-count="0" meta:object-count="0" meta:page-count="2" meta:paragraph-count="16" meta:word-count="328" meta:character-count="1988" meta:non-whitespace-character-count="1672"/>
  </office:meta>
</office:document-meta>
</file>